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2 <text:tab/>Sebastian Falk<text:tab/><text:tab/>014024616</text:p>
      <text:p text:style-name="P1"/>
      <text:list xml:id="list5033624112514911113" text:style-name="L1">
        <text:list-item>
          <text:p text:style-name="P2">Muutin evaluointifuntiotani. Nappuloiden arvot ovat nytten kaksiulotteisissa taulukoissa, tällä tavalla tietyn nappulan arvo saadaan helpommin.</text:p>
        </text:list-item>
        <text:list-item>
          <text:p text:style-name="P2">Laitoin käyttöliittymääni swingworkerin, nyt peli ei jäädy kun tekoäly laskee parhaan liikkeen.</text:p>
        </text:list-item>
        <text:list-item>
          <text:p text:style-name="P2">Refaktoroin hieman DeepShoe luokkaa, nyt siinä on siirra metodi.</text:p>
        </text:list-item>
        <text:list-item>
          <text:p text:style-name="P2">Muokkasin hieman testejä</text:p>
        </text:list-item>
        <text:list-item>
          <text:p text:style-name="P2">Aloitin testidokumentaation</text:p>
        </text:list-item>
        <text:list-item>
          <text:p text:style-name="P2">Peli ei ole enään yhtään niin buginen kuin aikaisemmin, se teki outoja siirtoja välillä mutta se ongelma on korjattu</text:p>
        </text:list-item>
        <text:list-item>
          <text:p text:style-name="P2">Tekoäly osaa pelata itseään vastaan mutta jää välillä jumiin, eli siirtää samaa nappulaa edes takaisin mutta sitä ongelmaa on vaikea ratkaista.</text:p>
        </text:list-item>
        <text:list-item>
          <text:p text:style-name="P2">Kun minä pelaan itse peliä vastaan niin voitan sen aika usein, vaikka se tekee kyllä ihan fiksuja liikkeitä välillä.</text:p>
        </text:list-item>
        <text:list-item>
          <text:p text:style-name="P2">En tiedä onko mahdollista tehdä shakkipelistä todella fiksu käyttämättä koneoppimista, pelkällä evaluointifunktiolla.</text:p>
        </text:list-item>
        <text:list-item>
          <text:p text:style-name="P2">Tein uuden jutun joka varmistaa ettei, kun kaksi teköälyä on vastakkain, ne jää siirtämään samaa nappulaa edes takaisin ikuises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6:21:12.63</meta:creation-date>
    <dc:date>2015-01-28T17:14:51.43</dc:date>
    <meta:editing-duration>PT28M18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146" meta:character-count="1027"/>
  </office:meta>
</office:document-meta>
</file>